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01:11:10.7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01:10:30.734000000</meta:creation-date>
    <dc:date>2024-08-30T01:11:28.049000000</dc:date>
    <meta:editing-duration>PT28S</meta:editing-duration>
    <meta:editing-cycles>2</meta:editing-cycles>
    <meta:generator>LibreOffice/24.8.0.3$Windows_X86_64 LibreOffice_project/0bdf1299c94fe897b119f97f3c613e9dca6be583</meta:generator>
    <meta:document-statistic meta:table-count="1" meta:cell-count="10300" meta:object-count="0"/>
  </office:meta>
</office:document-meta>
</file>